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E20000006713F0E1C87680AF37.png" manifest:media-type="image/png"/>
  <manifest:file-entry manifest:full-path="Pictures/10000201000000CF00000039B560053101BAB5A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automatic-styles>
    <style:style style:name="Table1" style:family="table">
      <style:table-properties style:width="17.011cm" fo:margin-left="-0.023cm" fo:margin-top="0cm" fo:margin-bottom="0cm" table:align="left"/>
    </style:style>
    <style:style style:name="Table1.A" style:family="table-column">
      <style:table-column-properties style:column-width="4.623cm"/>
    </style:style>
    <style:style style:name="Table1.B" style:family="table-column">
      <style:table-column-properties style:column-width="4.427cm"/>
    </style:style>
    <style:style style:name="Table1.C" style:family="table-column">
      <style:table-column-properties style:column-width="7.96cm"/>
    </style:style>
    <style:style style:name="Table1.1" style:family="table-row">
      <style:table-row-properties fo:keep-together="auto"/>
    </style:style>
    <style:style style:name="Table1.A1" style:family="table-cell">
      <style:table-cell-properties fo:background-color="#f3f3f3" fo:padding-left="0.199cm" fo:padding-right="0.191cm" fo:padding-top="0cm" fo:padding-bottom="0cm" fo:border-left="0.5pt solid #000000" fo:border-right="none" fo:border-top="0.5pt solid #000000" fo:border-bottom="0.5pt solid #000000">
        <style:background-image/>
      </style:table-cell-properties>
    </style:style>
    <style:style style:name="Table1.C1" style:family="table-cell">
      <style:table-cell-properties fo:background-color="#f3f3f3" fo:padding-left="0.199cm" fo:padding-right="0.191cm" fo:padding-top="0cm" fo:padding-bottom="0cm" fo:border="0.5pt solid #000000">
        <style:background-image/>
      </style:table-cell-properties>
    </style:style>
    <style:style style:name="Table1.A2" style:family="table-cell">
      <style:table-cell-properties fo:padding-left="0.199cm" fo:padding-right="0.191cm" fo:padding-top="0cm" fo:padding-bottom="0cm" fo:border-left="0.5pt solid #000000" fo:border-right="none" fo:border-top="0.5pt solid #000000" fo:border-bottom="0.5pt solid #000000"/>
    </style:style>
    <style:style style:name="Table1.B2" style:family="table-cell">
      <style:table-cell-properties fo:padding-left="0.199cm" fo:padding-right="0.191cm" fo:padding-top="0cm" fo:padding-bottom="0cm" fo:border-left="0.5pt solid #000000" fo:border-right="none" fo:border-top="0.5pt solid #000000" fo:border-bottom="0.5pt solid #000000"/>
    </style:style>
    <style:style style:name="Table1.C2" style:family="table-cell">
      <style:table-cell-properties fo:padding-left="0.199cm" fo:padding-right="0.191cm" fo:padding-top="0cm" fo:padding-bottom="0cm" fo:border="0.5pt solid #000000"/>
    </style:style>
    <style:style style:name="Table2" style:family="table">
      <style:table-properties style:width="17.022cm" fo:margin-left="0cm" fo:margin-top="0cm" fo:margin-bottom="0cm" table:align="left"/>
    </style:style>
    <style:style style:name="Table2.A" style:family="table-column">
      <style:table-column-properties style:column-width="1.612cm"/>
    </style:style>
    <style:style style:name="Table2.B" style:family="table-column">
      <style:table-column-properties style:column-width="4.815cm"/>
    </style:style>
    <style:style style:name="Table2.C" style:family="table-column">
      <style:table-column-properties style:column-width="2.29cm"/>
    </style:style>
    <style:style style:name="Table2.D" style:family="table-column">
      <style:table-column-properties style:column-width="5.921cm"/>
    </style:style>
    <style:style style:name="Table2.E" style:family="table-column">
      <style:table-column-properties style:column-width="2.383cm"/>
    </style:style>
    <style:style style:name="Table2.1" style:family="table-row">
      <style:table-row-properties fo:keep-together="auto"/>
    </style:style>
    <style:style style:name="Table2.A1" style:family="table-cell">
      <style:table-cell-properties fo:padding-left="0.199cm" fo:padding-right="0.191cm" fo:padding-top="0cm" fo:padding-bottom="0cm" fo:border-left="0.5pt solid #000000" fo:border-right="none" fo:border-top="0.5pt solid #000000" fo:border-bottom="0.5pt solid #000000"/>
    </style:style>
    <style:style style:name="Table2.E1" style:family="table-cell">
      <style:table-cell-properties fo:padding-left="0.199cm" fo:padding-right="0.191cm" fo:padding-top="0cm" fo:padding-bottom="0cm" fo:border="0.5pt solid #000000"/>
    </style:style>
    <style:style style:name="Table2.E2" style:family="table-cell">
      <style:table-cell-properties style:vertical-align="bottom" fo:padding-left="0.199cm" fo:padding-right="0.191cm" fo:padding-top="0cm" fo:padding-bottom="0cm" fo:border="0.5pt solid #000000"/>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Roboto" fo:font-size="10pt" fo:font-style="normal" style:text-underline-style="none" fo:font-weight="normal" style:font-name-asian="Roboto1" style:font-size-asian="10pt" style:font-style-asian="normal" style:font-weight-asian="normal" style:font-name-complex="Roboto1" style:font-size-complex="10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ab-stops>
          <style:tab-stop style:position="8.498cm" style:type="center"/>
          <style:tab-stop style:position="16.999cm" style:type="right"/>
        </style:tab-stops>
      </style:paragraph-properties>
      <style:text-properties fo:font-variant="normal" fo:text-transform="none" fo:color="#000000" style:text-line-through-style="none" style:text-line-through-type="none" style:text-position="0% 100%" style:font-name="Roboto" fo:font-size="10pt" fo:font-style="normal" style:text-underline-style="none" fo:font-weight="normal" style:font-name-asian="Roboto1" style:font-size-asian="10pt" style:font-style-asian="normal" style:font-weight-asian="normal" style:font-name-complex="Roboto1" style:font-size-complex="10pt"/>
    </style:style>
    <style:style style:name="P3"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Roboto" fo:font-size="12pt" fo:font-style="normal" style:text-underline-style="none" fo:font-weight="normal" style:font-name-asian="Roboto1" style:font-size-asian="12pt" style:font-style-asian="normal" style:font-weight-asian="normal" style:font-name-complex="Roboto1" style:font-size-complex="12pt"/>
    </style:style>
    <style:style style:name="P4"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Roboto" fo:font-size="12pt" fo:font-style="normal" style:text-underline-style="none" fo:font-weight="bold" style:font-name-asian="Roboto1" style:font-size-asian="12pt" style:font-style-asian="normal" style:font-weight-asian="bold" style:font-name-complex="Roboto1" style:font-size-complex="12pt"/>
    </style:style>
    <style:style style:name="P5" style:family="paragraph" style:parent-style-name="Standard">
      <style:paragraph-properties fo:margin-left="0cm" fo:margin-right="0cm" fo:margin-top="0cm" fo:margin-bottom="0cm" loext:contextual-spacing="false" fo:line-height="100%" fo:text-align="end" style:justify-single-word="false" fo:keep-together="auto" fo:orphans="0" fo:widows="0" fo:text-indent="0cm" style:auto-text-indent="false" fo:keep-with-next="auto"/>
    </style:style>
    <style:style style:name="P6" style:family="paragraph" style:parent-style-name="Standard">
      <style:paragraph-properties fo:margin-left="0cm" fo:margin-right="0cm" fo:margin-top="0cm" fo:margin-bottom="0cm" loext:contextual-spacing="false" fo:line-height="100%" fo:text-align="end" style:justify-single-word="false" fo:keep-together="auto" fo:orphans="0" fo:widows="0" fo:text-indent="0cm" style:auto-text-indent="false" fo:keep-with-next="auto">
        <style:tab-stops>
          <style:tab-stop style:position="8.498cm" style:type="center"/>
          <style:tab-stop style:position="16.999cm" style:type="right"/>
        </style:tab-stops>
      </style:paragraph-properties>
    </style:style>
    <style:style style:name="P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size="10pt" style:font-size-asian="10pt" style:font-size-complex="10pt"/>
    </style:style>
    <style:style style:name="P8" style:family="paragraph" style:parent-style-name="Standard">
      <style:paragraph-properties fo:margin-left="0cm" fo:margin-right="0cm" fo:margin-top="0cm" fo:margin-bottom="0cm" loext:contextual-spacing="false" fo:line-height="100%" fo:text-align="end" style:justify-single-word="false" fo:keep-together="auto" fo:orphans="0" fo:widows="0" fo:text-indent="0cm" style:auto-text-indent="false" fo:keep-with-next="auto"/>
      <style:text-properties fo:font-size="10pt" style:font-size-asian="10pt" style:font-size-complex="10pt"/>
    </style:style>
    <style:style style:name="P9" style:family="paragraph" style:parent-style-name="Standard">
      <style:paragraph-properties fo:margin-left="0cm" fo:margin-right="0cm" fo:margin-top="0cm" fo:margin-bottom="0.212cm" loext:contextual-spacing="false" fo:line-height="100%" fo:text-align="center" style:justify-single-word="false" fo:keep-together="auto" fo:orphans="0" fo:widows="0" fo:text-indent="0cm" style:auto-text-indent="false" fo:keep-with-next="auto"/>
    </style:style>
    <style:style style:name="P10" style:family="paragraph" style:parent-style-name="Standard">
      <style:paragraph-properties fo:margin-left="0cm" fo:margin-right="0cm" fo:margin-top="0cm" fo:margin-bottom="0.212cm" loext:contextual-spacing="false" fo:line-height="100%" fo:text-align="center"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Roboto Light" fo:font-size="12pt" fo:font-style="normal" style:text-underline-style="none" fo:font-weight="normal" style:font-name-asian="Roboto Light1" style:font-size-asian="12pt" style:font-style-asian="normal" style:font-weight-asian="normal" style:font-name-complex="Roboto Light1" style:font-size-complex="12pt"/>
    </style:style>
    <style:style style:name="P11"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Roboto Light" fo:font-size="12pt" fo:font-style="normal" style:text-underline-style="none" fo:font-weight="normal" style:font-name-asian="Roboto Light1" style:font-size-asian="12pt" style:font-style-asian="normal" style:font-weight-asian="normal" style:font-name-complex="Roboto Light1" style:font-size-complex="12pt"/>
    </style:style>
    <style:style style:name="P12"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break-before="page" fo:keep-with-next="auto"/>
      <style:text-properties fo:font-variant="normal" fo:text-transform="none" fo:color="#000000" style:text-line-through-style="none" style:text-line-through-type="none" style:text-position="0% 100%" style:font-name="Roboto Light" fo:font-size="12pt" fo:font-style="normal" style:text-underline-style="none" fo:font-weight="normal" style:font-name-asian="Roboto Light1" style:font-size-asian="12pt" style:font-style-asian="normal" style:font-weight-asian="normal" style:font-name-complex="Roboto Light1" style:font-size-complex="12pt"/>
    </style:style>
    <style:style style:name="P13" style:family="paragraph" style:parent-style-name="Standard">
      <style:paragraph-properties fo:margin-left="0cm" fo:margin-right="0cm" fo:margin-top="0.141cm" fo:margin-bottom="0cm" loext:contextual-spacing="false" fo:line-height="100%" fo:text-indent="0cm" style:auto-text-indent="false">
        <style:tab-stops>
          <style:tab-stop style:position="16.999cm" style:type="right"/>
        </style:tab-stops>
      </style:paragraph-properties>
    </style:style>
    <style:style style:name="P14" style:family="paragraph" style:parent-style-name="Standard">
      <style:paragraph-properties fo:margin-left="0cm" fo:margin-right="0cm" fo:margin-top="0.353cm" fo:margin-bottom="0cm" loext:contextual-spacing="false" fo:line-height="100%" fo:text-indent="0cm" style:auto-text-indent="false">
        <style:tab-stops>
          <style:tab-stop style:position="16.999cm" style:type="right"/>
        </style:tab-stops>
      </style:paragraph-properties>
    </style:style>
    <style:style style:name="P15" style:family="paragraph" style:parent-style-name="Standard">
      <style:paragraph-properties fo:margin-left="0cm" fo:margin-right="0cm" fo:margin-top="0.353cm" fo:margin-bottom="0.141cm" loext:contextual-spacing="false" fo:line-height="100%" fo:text-indent="0cm" style:auto-text-indent="false">
        <style:tab-stops>
          <style:tab-stop style:position="16.999cm" style:type="right"/>
        </style:tab-stops>
      </style:paragraph-properties>
    </style:style>
    <style:style style:name="P16" style:family="paragraph" style:parent-style-name="Standard">
      <style:paragraph-properties fo:margin-left="0cm" fo:margin-right="0cm" fo:text-indent="0cm" style:auto-text-indent="false"/>
    </style:style>
    <style:style style:name="P17" style:family="paragraph" style:parent-style-name="Standard">
      <style:paragraph-properties fo:text-align="center" style:justify-single-word="false"/>
      <style:text-properties fo:font-size="18pt" fo:font-style="italic" style:font-size-asian="18pt" style:font-style-asian="italic" style:font-size-complex="18pt"/>
    </style:style>
    <style:style style:name="P18" style:family="paragraph" style:parent-style-name="Standard">
      <style:paragraph-properties fo:text-align="center" style:justify-single-word="false"/>
      <style:text-properties fo:font-size="22pt" fo:font-style="italic" style:font-size-asian="22pt" style:font-style-asian="italic" style:font-size-complex="22pt"/>
    </style:style>
    <style:style style:name="P19" style:family="paragraph" style:parent-style-name="Standard">
      <style:paragraph-properties fo:text-align="center" style:justify-single-word="false"/>
      <style:text-properties fo:font-style="normal" style:font-style-asian="normal"/>
    </style:style>
    <style:style style:name="P20" style:family="paragraph" style:parent-style-name="Standard">
      <style:text-properties fo:font-size="11pt" style:font-size-asian="11pt" style:font-size-complex="11pt"/>
    </style:style>
    <style:style style:name="P21" style:family="paragraph" style:parent-style-name="Standard">
      <style:text-properties fo:font-size="10pt" style:font-size-asian="10pt" style:font-size-complex="10pt"/>
    </style:style>
    <style:style style:name="P22" style:family="paragraph" style:parent-style-name="Standard">
      <style:paragraph-properties fo:text-align="center" style:justify-single-word="false"/>
      <style:text-properties fo:font-size="10pt" style:font-size-asian="10pt" style:font-size-complex="10pt"/>
    </style:style>
    <style:style style:name="P23" style:family="paragraph" style:parent-style-name="Standard">
      <style:text-properties fo:font-weight="bold" style:font-weight-asian="bold"/>
    </style:style>
    <style:style style:name="P24" style:family="paragraph" style:parent-style-name="Standard">
      <style:text-properties style:font-name="Roboto Light" fo:font-size="14pt" style:font-name-asian="Roboto Light1" style:font-size-asian="14pt" style:font-name-complex="Roboto Light1" style:font-size-complex="14pt"/>
    </style:style>
    <style:style style:name="P25" style:family="paragraph" style:parent-style-name="Standard">
      <style:paragraph-properties fo:margin-top="0.212cm" fo:margin-bottom="0.212cm" loext:contextual-spacing="false" fo:line-height="150%" fo:text-align="center" style:justify-single-word="false"/>
    </style:style>
    <style:style style:name="P26" style:family="paragraph" style:parent-style-name="Standard">
      <style:paragraph-properties fo:break-before="page"/>
    </style:style>
    <style:style style:name="P27" style:family="paragraph" style:parent-style-name="Standard">
      <style:paragraph-properties fo:margin-left="0cm" fo:margin-right="0cm" fo:text-indent="1.27cm" style:auto-text-indent="false"/>
    </style:style>
    <style:style style:name="P28" style:family="paragraph" style:parent-style-name="Standard">
      <style:paragraph-properties fo:margin-left="1.27cm" fo:margin-right="0cm" fo:text-indent="0cm" style:auto-text-indent="false"/>
    </style:style>
    <style:style style:name="P29" style:family="paragraph" style:parent-style-name="Standard">
      <style:paragraph-properties fo:text-align="center" style:justify-single-word="false"/>
      <style:text-properties fo:font-size="22pt" fo:font-style="italic" style:font-size-asian="22pt" style:font-style-asian="italic" style:font-size-complex="22pt"/>
    </style:style>
    <style:style style:name="P30" style:family="paragraph" style:parent-style-name="Standard">
      <style:text-properties fo:font-size="11pt" style:font-size-asian="11pt" style:font-size-complex="11pt"/>
    </style:style>
    <style:style style:name="P31" style:family="paragraph" style:parent-style-name="Standard">
      <style:text-properties fo:font-size="10pt" style:font-size-asian="10pt" style:font-size-complex="10pt"/>
    </style:style>
    <style:style style:name="P32" style:family="paragraph" style:parent-style-name="Standard">
      <style:text-properties fo:font-size="10pt" fo:font-weight="bold" style:font-size-asian="10pt" style:font-weight-asian="bold" style:font-size-complex="10pt"/>
    </style:style>
    <style:style style:name="P33"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style>
    <style:style style:name="P34" style:family="paragraph" style:parent-style-name="Standard">
      <style:text-properties fo:font-weight="bold" style:font-weight-asian="bold"/>
    </style:style>
    <style:style style:name="P3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P3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P3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size="10pt" style:font-size-asian="10pt" style:font-size-complex="10pt"/>
    </style:style>
    <style:style style:name="P38" style:family="paragraph" style:parent-style-name="Standard">
      <style:paragraph-properties fo:margin-left="0cm" fo:margin-right="0cm" fo:margin-top="0.212cm" fo:margin-bottom="0.212cm" loext:contextual-spacing="false" fo:line-height="150%" fo:text-align="start" style:justify-single-word="false" fo:keep-together="always" fo:orphans="0" fo:widows="0" fo:text-indent="0cm" style:auto-text-indent="false" fo:keep-with-next="always"/>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P39" style:family="paragraph" style:parent-style-name="Standard">
      <style:paragraph-properties fo:margin-left="0cm" fo:margin-right="0cm" fo:margin-top="0.423cm" fo:margin-bottom="0.212cm" loext:contextual-spacing="false" fo:line-height="100%" fo:text-align="start" style:justify-single-word="false" fo:keep-together="auto" fo:orphans="0" fo:widows="0" fo:text-indent="0cm" style:auto-text-indent="false" fo:keep-with-next="always"/>
      <style:text-properties fo:font-variant="normal" fo:text-transform="none" fo:color="#000000" style:text-line-through-style="none" style:text-line-through-type="none" style:text-position="0% 100%" fo:font-size="16pt" fo:font-style="normal" style:text-underline-style="none" fo:font-weight="bold" style:font-size-asian="16pt" style:font-style-asian="normal" style:font-weight-asian="bold" style:font-size-complex="16pt"/>
    </style:style>
    <style:style style:name="P40" style:family="paragraph" style:parent-style-name="Standard" style:master-page-name="Standard">
      <style:paragraph-properties fo:text-align="center" style:justify-single-word="false" style:page-number="1"/>
      <style:text-properties fo:font-size="18pt" fo:font-style="italic" style:font-size-asian="18pt" style:font-style-asian="italic" style:font-size-complex="18pt"/>
    </style:style>
    <style:style style:name="P41" style:family="paragraph" style:parent-style-name="Standard">
      <style:paragraph-properties fo:margin-top="0.423cm" fo:margin-bottom="0.212cm" loext:contextual-spacing="false" fo:line-height="100%" fo:text-align="center" style:justify-single-word="false"/>
      <style:text-properties style:font-name="Arial" fo:font-size="28pt" fo:font-style="italic" fo:font-weight="bold" style:font-name-asian="Arial1" style:font-size-asian="28pt" style:font-style-asian="italic" style:font-weight-asian="bold" style:font-name-complex="Arial1" style:font-size-complex="28pt"/>
    </style:style>
    <style:style style:name="P42" style:family="paragraph" style:parent-style-name="Standard">
      <style:paragraph-properties fo:margin-left="0cm" fo:margin-right="0cm" fo:margin-top="0.212cm" fo:margin-bottom="0.212cm" loext:contextual-spacing="false" fo:line-height="150%" fo:text-align="start" style:justify-single-word="false" fo:keep-together="auto" fo:orphans="0" fo:widows="0" fo:text-indent="0.63cm" style:auto-text-indent="false" fo:keep-with-next="auto"/>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P43" style:family="paragraph" style:parent-style-name="Standard">
      <style:paragraph-properties fo:margin-top="0.212cm" fo:margin-bottom="0.212cm" loext:contextual-spacing="false" fo:line-height="150%" fo:text-align="center" style:justify-single-word="false"/>
      <style:text-properties fo:font-size="10pt" fo:font-weight="bold" style:font-size-asian="10pt" style:font-weight-asian="bold" style:font-size-complex="10pt"/>
    </style:style>
    <style:style style:name="P44" style:family="paragraph" style:parent-style-name="Standard">
      <style:paragraph-properties fo:margin-top="0.212cm" fo:margin-bottom="0.212cm" loext:contextual-spacing="false" fo:line-height="150%" fo:text-align="center" style:justify-single-word="false"/>
      <style:text-properties fo:font-size="10pt" style:font-size-asian="10pt" style:font-size-complex="10pt"/>
    </style:style>
    <style:style style:name="P45" style:family="paragraph" style:parent-style-name="Standard" style:list-style-name="WWNum1">
      <style:paragraph-properties fo:margin-left="1.27cm" fo:margin-right="0cm" fo:text-indent="-0.635cm" style:auto-text-indent="false"/>
    </style:style>
    <style:style style:name="P46" style:family="paragraph" style:parent-style-name="Standard" style:list-style-name="WWNum2">
      <style:paragraph-properties fo:margin-left="1.27cm" fo:margin-right="0cm" fo:text-indent="-0.635cm" style:auto-text-indent="false"/>
    </style:style>
    <style:style style:name="T1"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2" style:family="text">
      <style:text-properties fo:font-variant="normal" fo:text-transform="none" fo:color="#000000" style:text-line-through-style="none" style:text-line-through-type="none" style:text-position="0% 100%" style:font-name="Roboto Light" fo:font-size="12pt" fo:font-style="normal" style:text-underline-style="none" fo:font-weight="normal" style:font-name-asian="Roboto Light1" style:font-size-asian="12pt" style:font-style-asian="normal" style:font-weight-asian="normal" style:font-name-complex="Roboto Light1" style:font-size-complex="12pt"/>
    </style:style>
    <style:style style:name="T3" style:family="text">
      <style:text-properties fo:font-variant="normal" fo:text-transform="none" fo:color="#000000" style:text-line-through-style="none" style:text-line-through-type="none" style:text-position="0% 100%" style:font-name="Roboto" fo:font-size="12pt" fo:font-style="normal" style:text-underline-style="none" fo:font-weight="bold" style:font-name-asian="Roboto1" style:font-size-asian="12pt" style:font-style-asian="normal" style:font-weight-asian="bold" style:font-name-complex="Roboto1" style:font-size-complex="12pt"/>
    </style:style>
    <style:style style:name="T4"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T5" style:family="text">
      <style:text-properties style:font-name="Roboto Light" style:font-name-asian="Roboto Light1" style:font-name-complex="Roboto Light1"/>
    </style:style>
    <style:style style:name="T6" style:family="text">
      <style:text-properties fo:font-size="10pt" fo:font-weight="bold" style:font-size-asian="10pt" style:font-weight-asian="bold" style:font-size-complex="10pt"/>
    </style:style>
    <style:style style:name="T7" style:family="text">
      <style:text-properties fo:font-size="10pt" style:font-size-asian="10pt" style:font-size-complex="10pt"/>
    </style:style>
    <style:style style:name="T8" style:family="text">
      <style:text-properties fo:color="#000080" fo:font-size="10pt" style:text-underline-style="solid" style:text-underline-width="auto" style:text-underline-color="font-color" style:font-size-asian="10pt" style:font-size-complex="10pt"/>
    </style:style>
    <style:style style:name="T9" style:family="text">
      <style:text-properties fo:font-weight="bold" style:font-weight-asian="bold"/>
    </style:style>
    <style:style style:name="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17"/>
      <text:p text:style-name="P17"/>
      <text:p text:style-name="P17"/>
      <text:p text:style-name="P17"/>
      <text:p text:style-name="P17"/>
      <text:p text:style-name="P17"/>
      <text:p text:style-name="P17"/>
      <text:p text:style-name="P17"/>
      <text:p text:style-name="P17"/>
      <text:p text:style-name="P41">Actualización BD Direcciones sin el sistema de sugerencias</text:p>
      <text:p text:style-name="P17"/>
      <text:p text:style-name="P18"/>
      <text:p text:style-name="P18">v1.0</text:p>
      <text:p text:style-name="P19"/>
      <text:p text:style-name="P9"><text:span text:style-name="T5">25</text:span><text:span text:style-name="T2"> </text:span><text:span text:style-name="T5">Junio</text:span><text:span text:style-name="T2"> 20</text:span><text:span text:style-name="T5">20</text:span></text:p>
      <text:p text:style-name="P10"/>
      <text:p text:style-name="P11"/>
      <text:p text:style-name="P12"/>
      <text:p text:style-name="P11"/>
      <text:p text:style-name="P42">Para cualquier consulta o cuestión pendiente la persona de contacto 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3">Nombre</text:p>
          </table:table-cell>
          <table:table-cell table:style-name="Table1.A1" office:value-type="string">
            <text:p text:style-name="P43">Teléfono</text:p>
          </table:table-cell>
          <table:table-cell table:style-name="Table1.C1" office:value-type="string">
            <text:p text:style-name="P43">e-mail</text:p>
          </table:table-cell>
        </table:table-row>
        <table:table-row table:style-name="Table1.1">
          <table:table-cell table:style-name="Table1.A2" office:value-type="string">
            <text:p text:style-name="P38">José Vicente Higón Valero</text:p>
          </table:table-cell>
          <table:table-cell table:style-name="Table1.B2" office:value-type="string">
            <text:p text:style-name="P44">+34 600 55 44 74</text:p>
          </table:table-cell>
          <table:table-cell table:style-name="Table1.C2" office:value-type="string">
            <text:p text:style-name="P25"><text:a xlink:type="simple" xlink:href="mailto:jvhigon@gvsig.com" text:style-name="ListLabel_20_19" text:visited-style-name="ListLabel_20_19"><text:span text:style-name="T8">jvhigon@gvsig.com</text:span></text:a><text:span text:style-name="T7"> </text:span></text:p>
          </table:table-cell>
        </table:table-row>
      </table:table>
      <text:p text:style-name="P20"/>
      <text:p text:style-name="P20">Información general: </text:p>
      <text:p text:style-name="P20">Asociación gvSIG</text:p>
      <text:p text:style-name="P20">CIF G98125362 </text:p>
      <text:p text:style-name="P21">Calle Ángel Guimerá 61, puerta 3</text:p>
      <text:p text:style-name="Standard"><text:a xlink:type="simple" xlink:href="http://www.gvsig.com/" text:style-name="ListLabel_20_19" text:visited-style-name="ListLabel_20_19"><text:span text:style-name="T8">http://www.gvsig.com</text:span></text:a><text:span text:style-name="T7"> </text:span></text:p>
      <text:p text:style-name="P21"/>
      <text:p text:style-name="P21"/>
      <text:p text:style-name="P21"/>
      <text:p text:style-name="P21"/>
      <text:p text:style-name="P33">Control de cambios</text:p>
      <text:p text:style-name="P22"/>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5">Versión</text:p>
          </table:table-cell>
          <table:table-cell table:style-name="Table2.A1" office:value-type="string">
            <text:p text:style-name="P35">Responsable</text:p>
          </table:table-cell>
          <table:table-cell table:style-name="Table2.A1" office:value-type="string">
            <text:p text:style-name="P35">Organismo</text:p>
          </table:table-cell>
          <table:table-cell table:style-name="Table2.A1" office:value-type="string">
            <text:p text:style-name="P35">Descripción del cambio</text:p>
          </table:table-cell>
          <table:table-cell table:style-name="Table2.E1" office:value-type="string">
            <text:p text:style-name="P35">Fecha</text:p>
          </table:table-cell>
        </table:table-row>
        <table:table-row table:style-name="Table2.1">
          <table:table-cell table:style-name="Table2.A1" office:value-type="string">
            <text:p text:style-name="P36">v.1.0</text:p>
          </table:table-cell>
          <table:table-cell table:style-name="Table2.A1" office:value-type="string">
            <text:p text:style-name="P7">Nacho Brodin</text:p>
          </table:table-cell>
          <table:table-cell table:style-name="Table2.A1" office:value-type="string">
            <text:p text:style-name="P36">Asoc gvSIG</text:p>
          </table:table-cell>
          <table:table-cell table:style-name="Table2.A1" office:value-type="string">
            <text:p text:style-name="P36">Documento inicial</text:p>
          </table:table-cell>
          <table:table-cell table:style-name="Table2.E2" office:value-type="string">
            <text:p text:style-name="P5"><text:span text:style-name="T7">25</text:span><text:span text:style-name="T4">/</text:span><text:span text:style-name="T7">06</text:span><text:span text:style-name="T4">/</text:span><text:span text:style-name="T7">2020</text:span></text:p>
          </table:table-cell>
        </table:table-row>
        <table:table-row table:style-name="Table2.1">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E1" office:value-type="string">
            <text:p text:style-name="P8"/>
          </table:table-cell>
        </table:table-row>
        <table:table-row table:style-name="Table2.1">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E1" office:value-type="string">
            <text:p text:style-name="P8"/>
          </table:table-cell>
        </table:table-row>
        <table:table-row table:style-name="Table2.1">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E1" office:value-type="string">
            <text:p text:style-name="P1"/>
          </table:table-cell>
        </table:table-row>
        <table:table-row table:style-name="Table2.1">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E1" office:value-type="string">
            <text:p text:style-name="P1"/>
          </table:table-cell>
        </table:table-row>
        <table:table-row table:style-name="Table2.1">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E1" office:value-type="string">
            <text:p text:style-name="P1"/>
          </table:table-cell>
        </table:table-row>
        <table:table-row table:style-name="Table2.1">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E1" office:value-type="string">
            <text:p text:style-name="P1"/>
          </table:table-cell>
        </table:table-row>
        <table:table-row table:style-name="Table2.1">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E1" office:value-type="string">
            <text:p text:style-name="P1"/>
          </table:table-cell>
        </table:table-row>
        <table:table-row table:style-name="Table2.1">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E1" office:value-type="string">
            <text:p text:style-name="P1"/>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9"><text:soft-page-break/>Índice</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r0gshl8rdsj9" text:style-name="Index_20_Link" text:visited-style-name="Index_20_Link"><text:span text:style-name="T3">Ejes de Calle</text:span></text:a><text:span text:style-name="T3"><text:tab/>4</text:span></text:p>
          <text:p text:style-name="P14"><text:a xlink:type="simple" xlink:href="#_117oeem8bn99" text:style-name="Index_20_Link" text:visited-style-name="Index_20_Link"><text:span text:style-name="T3">Ejes: Update Masivo (cambio en geometría y atributos)</text:span></text:a><text:span text:style-name="T3"><text:tab/>5</text:span></text:p>
          <text:p text:style-name="P14"><text:a xlink:type="simple" xlink:href="#_b6tzruvzekjf" text:style-name="Index_20_Link" text:visited-style-name="Index_20_Link"><text:span text:style-name="T3">Ejes: Update Masivo (sólo atributos)</text:span></text:a><text:span text:style-name="T3"><text:tab/>7</text:span></text:p>
          <text:p text:style-name="P14"><text:a xlink:type="simple" xlink:href="#_a57vfa4kdf2w" text:style-name="Index_20_Link" text:visited-style-name="Index_20_Link"><text:span text:style-name="T3">Portales: Actualización Masiva de Atributos y/o Geometría</text:span></text:a><text:span text:style-name="T3"><text:tab/>8</text:span></text:p>
          <text:p text:style-name="P14"><text:a xlink:type="simple" xlink:href="#_hgufr1bz9gd0" text:style-name="Index_20_Link" text:visited-style-name="Index_20_Link"><text:span text:style-name="T3">Portales: Reasignar Puntos a una Nueva Calle</text:span></text:a><text:span text:style-name="T3"><text:tab/>8</text:span></text:p>
          <text:p text:style-name="P14"><text:a xlink:type="simple" xlink:href="#_uwy5c7a4azzw" text:style-name="Index_20_Link" text:visited-style-name="Index_20_Link"><text:span text:style-name="T3">Localidades: Agregado de localidades</text:span></text:a><text:span text:style-name="T3"><text:tab/>9</text:span></text:p>
          <text:p text:style-name="P14"><text:a xlink:type="simple" xlink:href="#_z0fiefc37a79" text:style-name="Index_20_Link" text:visited-style-name="Index_20_Link"><text:span text:style-name="T9">Localidades: Actualización de localidades</text:span></text:a><text:span text:style-name="T9"><text:tab/>9</text:span></text:p>
          <text:p text:style-name="P14"><text:a xlink:type="simple" xlink:href="#_c0ok2n2cf8lc" text:style-name="Index_20_Link" text:visited-style-name="Index_20_Link"><text:span text:style-name="T9">Códigos Postales: Agregado</text:span></text:a><text:span text:style-name="T9"><text:tab/>9</text:span></text:p>
          <text:p text:style-name="P14"><text:a xlink:type="simple" xlink:href="#_i4z0svanxmjb" text:style-name="Index_20_Link" text:visited-style-name="Index_20_Link"><text:span text:style-name="T9">Códigos Postales: Actualización</text:span></text:a><text:span text:style-name="T9"><text:tab/>10</text:span></text:p>
          <text:p text:style-name="P14"><text:a xlink:type="simple" xlink:href="#_89g0yl6v7mej" text:style-name="Index_20_Link" text:visited-style-name="Index_20_Link"><text:span text:style-name="T9">Alias: Agregado</text:span></text:a><text:span text:style-name="T9"><text:tab/>10</text:span></text:p>
          <text:p text:style-name="P14"><text:a xlink:type="simple" xlink:href="#_49ymnwizd77k" text:style-name="Index_20_Link" text:visited-style-name="Index_20_Link"><text:span text:style-name="T9">Alias: Actualización</text:span></text:a><text:span text:style-name="T9"><text:tab/>10</text:span></text:p>
          <text:p text:style-name="P14"><text:a xlink:type="simple" xlink:href="#_wl421g1usbh4" text:style-name="Index_20_Link" text:visited-style-name="Index_20_Link"><text:span text:style-name="T9">Sinónimos: Agregado</text:span></text:a><text:span text:style-name="T9"><text:tab/>10</text:span></text:p>
          <text:p text:style-name="P15"><text:a xlink:type="simple" xlink:href="#_499ew5stsxot" text:style-name="Index_20_Link" text:visited-style-name="Index_20_Link"><text:span text:style-name="T9">Sinónimos: Actualización</text:span></text:a><text:span text:style-name="T9"><text:tab/>10</text:span></text:p>
        </text:index-body>
      </text:table-of-content>
      <text:p text:style-name="P4"/>
      <text:p text:style-name="P26"/>
      <text:p text:style-name="Standard"/>
      <text:p text:style-name="Heading_20_1"><text:bookmark text:name="_r0gshl8rdsj9"/><text:s/><text:tab/>Ejes de Calle</text:p>
      <text:p text:style-name="Standard"/>
      <text:p text:style-name="Standard">Inserciones de ejes de calle nuevos </text:p>
      <text:p text:style-name="Standard"/>
      <text:p text:style-name="Standard"/>
      <text:p text:style-name="Standard">Inserción en las tablas de la base de datos respetando este orden:</text:p>
      <text:list xml:id="list1860812870" text:style-name="WWNum1">
        <text:list-item>
          <text:p text:style-name="P45">calle</text:p>
        </text:list-item>
        <text:list-item>
          <text:p text:style-name="P45">calle_departamento</text:p>
        </text:list-item>
        <text:list-item>
          <text:p text:style-name="P45">calle_localidad </text:p>
        </text:list-item>
        <text:list-item>
          <text:p text:style-name="P45">tramo</text:p>
        </text:list-item>
        <text:list-item>
          <text:p text:style-name="P45">inserción en histórico</text:p>
        </text:list-item>
      </text:list>
      <text:p text:style-name="Standard"/>
      <text:p text:style-name="Standard">Las SQL tendrá la siguiente estructura:</text:p>
      <text:p text:style-name="Standard"/>
      <text:p text:style-name="P32">INSERT INTO budu.calle VALUES([idcalle], ‘[nombre]’, ‘[idlocalidad]’, NULL, [idfuente])</text:p>
      <text:p text:style-name="P32">INSERT INTO budu.calle_departamento VALUES(NULL, [idcalle], [iddepartamento])</text:p>
      <text:p text:style-name="P32">INSERT INTO budu.calle_localidad VALUES(NULL, [idcalle], [idlocalidad])</text:p>
      <text:p text:style-name="P32">INSERT INTO budu.tramo (idcalle, geom, fuente_id) VALUES(NULL, [idcalle], ST_TRANSFORM(ST_MULTI(ST_GEOMFROMEWKT([geomewkt])), 32721), [idfuente])</text:p>
      <text:p text:style-name="P23"/>
      <text:p text:style-name="Standard">Los parámetros a utilizar en las SQL son:</text:p>
      <text:p text:style-name="Standard"><text:span text:style-name="T9">idcalle</text:span>: PK de la tabla calle</text:p>
      <text:p text:style-name="Standard"><text:span text:style-name="T9">nombre</text:span>: Nombre de la calle</text:p>
      <text:p text:style-name="Standard"><text:span text:style-name="T9">idlocalidad</text:span>: PK de la tabla localidades_no_oficiales</text:p>
      <text:p text:style-name="Standard"><text:span text:style-name="T9">geomewkt: </text:span>Geometría WKT <text:s/>de un sólo tramo</text:p>
      <text:p text:style-name="Standard"><text:span text:style-name="T9">idfuente: </text:span>PK de la tabla fuente que depende de quien hace la inserción</text:p>
      <text:p text:style-name="Standard"><text:span text:style-name="T9">iddepartamento: </text:span>PK de la tabla departamento</text:p>
      <text:p text:style-name="Standard"/>
      <text:p text:style-name="Standard"/>
      <text:p text:style-name="Standard">Si el eje no tiene los tramos y lo que se tiene es una única geometría de toda la calle se pueden obtener los tramos desde la BBDD con una consulta. Esta devuelve una lista de tramos (geometrías) donde cada una es un insert en la tabla tramo para ese idcalle</text:p>
      <text:p text:style-name="Standard"/>
      <text:p text:style-name="P32">SELECT ST_Split(ST_Transform(ST_SetSRID( st_GeomFromText(' [geometriaWKT] '), 4326), 3857), st_union(ST_Transform(geom, 3857))) </text:p>
      <text:p text:style-name="P32">from budu.tramo </text:p>
      <text:p text:style-name="P32">where st_intersects(ST_Buffer(ST_Transform(ST_SetSRID( ST_Point(' [centroide] '), 4326), 32721), [distancia] ,'quad_segs=3'), <text:s/>geom) </text:p>
      <text:p text:style-name="P23"/>
      <text:p text:style-name="Standard">Para aplicar esta consulta es necesario conocer</text:p>
      <text:p text:style-name="Standard"><text:span text:style-name="T9">geometriaWKT: </text:span>La geometría de la calle,</text:p>
      <text:p text:style-name="Standard"><text:span text:style-name="T9">centroide</text:span>: Coordenadas del centroide de la calle. Pueden ser aproximadas, un punto central entre los dos extremos</text:p>
      <text:p text:style-name="Standard"><text:span text:style-name="T9">distancia</text:span>: Una distancia en metros que se usa para saber con cuantas calles <text:soft-page-break/>se realiza la intersección ya que no se puede intersectar con todo el callejero. Esta distancia representa el radio del buffer y viene determinada por la longitud de la calle. Puede calcularse de forma aproximada. Por ejemplo, si la calle mide 100 mts un buffer de calles de 50 metros a partir del centroide estaría bien aunque es recomendable dar un poco más.</text:p>
      <text:p text:style-name="Standard">La consulta está hecha para que la geometría de entrada esté en 4326 y la salida en 3847. Cambiar esto si está en otro EPSG</text:p>
      <text:p text:style-name="Standard"/>
      <text:p text:style-name="Standard">Cuidado!, las operaciones de inserción en histórico han de realizarse inmediatamente después de la modificación para no dejar inconsistente el histórico</text:p>
      <text:p text:style-name="Standard"/>
      <text:p text:style-name="Standard">Insertar en histórico:</text:p>
      <text:p text:style-name="Standard"/>
      <text:p text:style-name="P32">SELECT historico.log_calle([idcalle], [idfuente], [idformafuente], [usuario], 'INSERT')</text:p>
      <text:p text:style-name="P32">SELECT historico.log_tramo([idcalle], [idfuente], [idformafuente], [usuario], 'INSERT')</text:p>
      <text:p text:style-name="P23"/>
      <text:p text:style-name="P16"><text:span text:style-name="T9">idcalle</text:span>: PK de la tabla calle</text:p>
      <text:p text:style-name="P16"><text:span text:style-name="T9">idfuente: </text:span>PK de la tabla fuente que depende de quien hace la inserción</text:p>
      <text:p text:style-name="P16"><text:span text:style-name="T9">idformafuente: </text:span>PK de la tabla forma_fuente que depende de como se hace la inserción o actualización</text:p>
      <text:p text:style-name="Standard"><text:span text:style-name="T9">usuario</text:span>: Usuario que realiza la inserción. Suele ser el usuario de gvSIGOnline que la ha realizado aunque podemos introducir cualquier cadena que identifique al que lo <text:s/>hizo</text:p>
      <text:p text:style-name="P27"/>
      <text:p text:style-name="Standard"/>
      <text:p text:style-name="Standard"/>
      <text:p text:style-name="Heading_20_1"><text:bookmark text:name="_117oeem8bn99"/><text:s/><text:tab/>Ejes: Update Masivo (cambio en geometría y atributos)</text:p>
      <text:p text:style-name="Standard"/>
      <text:p text:style-name="Standard">Pasos para las actualizaciones de ejes de calle:</text:p>
      <text:p text:style-name="Standard"/>
      <text:p text:style-name="Standard">Actualización en las tablas de la base de datos respetando este orden:</text:p>
      <text:p text:style-name="Standard"/>
      <text:list xml:id="list4171873589" text:style-name="WWNum2">
        <text:list-item>
          <text:p text:style-name="P46">Comprobación de histórico de las tablas en que se vaya a actualizar</text:p>
        </text:list-item>
        <text:list-item>
          <text:p text:style-name="P46">Si cambia el nombre de calle hay que insertar en alias_calle</text:p>
        </text:list-item>
        <text:list-item>
          <text:p text:style-name="P46">Si hay cambios en los atributos actualizar la tabla calle</text:p>
        </text:list-item>
        <text:list-item>
          <text:p text:style-name="P46">Si hay cambios en los tramos eliminar los tramos existentes y realizar la inserción como si fuera un eje nuevo utilizando la tramificación si fuera necesario</text:p>
        </text:list-item>
        <text:list-item>
          <text:p text:style-name="P46">Inserción en histórico</text:p>
        </text:list-item>
      </text:list>
      <text:p text:style-name="Standard"/>
      <text:p text:style-name="Standard">Las SQL tendrá la siguiente estructura:</text:p>
      <text:p text:style-name="Standard"/>
      <text:p text:style-name="Standard"/>
      <text:p text:style-name="P32">SELECT historico.log_calle([idcalle], [fuente], [forma_fuente], [usuario], ‘FIRST’)</text:p>
      <text:p text:style-name="P32">SELECT historico.log_tramo([idcalle], [fuente], [forma_fuente], [usuario], ‘FIRST’)</text:p>
      <text:p text:style-name="P32"><text:soft-page-break/>INSERT INTO budu.alias_calle VALUES([idcalle], [nombre], [idtipo_alias], [idfuente])</text:p>
      <text:p text:style-name="P32">UPDATE budu.calle SET nombre=’[nombre]’, idlocalidad=[idlocalidad], fuente_id=[idfuente] where id = [idcalle]</text:p>
      <text:p text:style-name="P32">DELETE FROM budu.tramo WHERE idcalle = [idcalle]</text:p>
      <text:p text:style-name="P32">INSERT INTO budu.tramo (idcalle, geom, fuente_id) VALUES(NULL, [idcalle], ST_TRANSFORM(ST_MULTI(ST_GEOMFROMEWKT([geomewkt])), 32721), [idfuente])</text:p>
      <text:p text:style-name="P23"/>
      <text:p text:style-name="P23"/>
      <text:p text:style-name="Standard"><text:span text:style-name="T9">idcalle</text:span>: PK de la tabla calle</text:p>
      <text:p text:style-name="Standard"><text:span text:style-name="T9">idfuente: </text:span>PK de la tabla fuente que depende de quien hace la inserción</text:p>
      <text:p text:style-name="Standard"><text:span text:style-name="T9">idtipo_alias:</text:span> PK de la tabla tipo_alias</text:p>
      <text:p text:style-name="Standard"><text:span text:style-name="T9">nombre</text:span>: Nuevo nombre de calle</text:p>
      <text:p text:style-name="Standard"><text:span text:style-name="T9">geomewkt: </text:span>Geometría WKT <text:s/>de un sólo tramo</text:p>
      <text:p text:style-name="Standard"/>
      <text:p text:style-name="Standard">Si el eje no tiene los tramos y lo que se tiene es una única geometría de toda la calle se pueden obtener los tramos desde la BBDD con una consulta. Esta devuelve una lista de tramos (geometrías) donde cada una es un insert en la tabla tramo para ese idcalle</text:p>
      <text:p text:style-name="Standard"/>
      <text:p text:style-name="P32">SELECT ST_Split(ST_Transform(ST_SetSRID( st_GeomFromText(' [geometriaWKT] '), 4326), 3857), st_union(ST_Transform(geom, 3857))) </text:p>
      <text:p text:style-name="P32">from budu.tramo </text:p>
      <text:p text:style-name="P32">where st_intersects(ST_Buffer(ST_Transform(ST_SetSRID( ST_Point(' [centroide] '), 4326), 32721), [distancia] ,'quad_segs=3'), <text:s/>geom) </text:p>
      <text:p text:style-name="P23"/>
      <text:p text:style-name="Standard">Para aplicar esta consulta es necesario conocer</text:p>
      <text:p text:style-name="Standard"><text:span text:style-name="T9">geometriaWKT: </text:span>La geometría de la calle,</text:p>
      <text:p text:style-name="Standard"><text:span text:style-name="T9">centroide</text:span>: Coordenadas del centroide de la calle. Pueden ser aproximadas, un punto central entre los dos extremos</text:p>
      <text:p text:style-name="Standard"><text:span text:style-name="T9">distancia</text:span>: Una distancia en metros que se usa para saber con cuantas calles se realiza la intersección ya que no se puede intersectar con todo el callejero. Esta distancia representa el radio del buffer y viene determinada por la longitud de la calle. Puede calcularse de forma aproximada. Por ejemplo, si la calle mide 100 mts un buffer de calles de 50 metros a partir del centroide estaría bien aunque es recomendable dar un poco más.</text:p>
      <text:p text:style-name="Standard">La consulta está hecha para que la geometría de entrada esté en 4326 y la salida en 3847. Cambiar esto si está en otro EPSG</text:p>
      <text:p text:style-name="Standard"/>
      <text:p text:style-name="Standard">Cuidado!, las operaciones de inserción en histórico han de realizarse inmediatamente después de la modificación para no dejar inconsistente el histórico</text:p>
      <text:p text:style-name="Standard"/>
      <text:p text:style-name="Standard">Insertar en histórico:</text:p>
      <text:p text:style-name="Standard"/>
      <text:p text:style-name="P32">SELECT historico.log_calle([idcalle], [fuente], [forma_fuente], [usuario], 'UPDATE')</text:p>
      <text:p text:style-name="P32">SELECT historico.log_tramo([idcalle], [fuente], [forma_fuente], [usuario], 'UPDATE')</text:p>
      <text:p text:style-name="P23"/>
      <text:p text:style-name="Standard"><text:span text:style-name="T9">idcalle</text:span>: PK de la tabla calle</text:p>
      <text:p text:style-name="Standard"><text:span text:style-name="T9">idfuente: </text:span>PK de la tabla fuente que depende de quien hace la inserción</text:p>
      <text:p text:style-name="Standard"><text:span text:style-name="T9">idformafuente: </text:span>PK de la tabla forma_fuente que depende de como se hace la <text:soft-page-break/>inserción o actualización</text:p>
      <text:p text:style-name="Standard"><text:span text:style-name="T9">usuario</text:span>: Usuario que realiza la inserción. Suele ser el usuario de gvSIGOnline que la ha realizado aunque podemos introducir cualquier cadena que identifique al que lo <text:s/>hizo</text:p>
      <text:p text:style-name="Standard"/>
      <text:p text:style-name="Standard"/>
      <text:p text:style-name="Standard"/>
      <text:p text:style-name="Standard"/>
      <text:p text:style-name="Heading_20_1"><text:bookmark text:name="_b6tzruvzekjf"/><text:s/><text:tab/>Ejes: Update Masivo (sólo atributos)</text:p>
      <text:p text:style-name="Standard"/>
      <text:p text:style-name="Standard">Pasos para las actualizaciones de atributos de calle:</text:p>
      <text:p text:style-name="Standard"/>
      <text:p text:style-name="Standard">Actualización en las tablas de la base de datos respetando este orden:</text:p>
      <text:p text:style-name="Standard"/>
      <text:list xml:id="list80305771138043" text:continue-numbering="true" text:style-name="WWNum2">
        <text:list-item>
          <text:p text:style-name="P46">Comprobación de histórico de las tablas en que se vaya a actualizar</text:p>
        </text:list-item>
        <text:list-item>
          <text:p text:style-name="P46">Si cambia el nombre de calle hay que insertar en alias_calle</text:p>
        </text:list-item>
        <text:list-item>
          <text:p text:style-name="P46">Actualizar la tabla calle</text:p>
        </text:list-item>
        <text:list-item>
          <text:p text:style-name="P46">Inserción en histórico</text:p>
        </text:list-item>
      </text:list>
      <text:p text:style-name="Standard"/>
      <text:p text:style-name="Standard">Las SQL tendrá la siguiente estructura:</text:p>
      <text:p text:style-name="Standard"/>
      <text:p text:style-name="P32">SELECT historico.log_calle([idcalle], [fuente], [forma_fuente], [usuario], ‘FIRST’)</text:p>
      <text:p text:style-name="P32">INSERT INTO budu.alias_calle VALUES([idcalle], [nombre], [idtipo_alias], [idfuente])</text:p>
      <text:p text:style-name="P32">UPDATE budu.calle SET nombre=’[nombre]’, idlocalidad=[idlocalidad], fuente_id=[idfuente] where id = [idcalle]</text:p>
      <text:p text:style-name="P23"/>
      <text:p text:style-name="Standard"><text:span text:style-name="T9">idcalle</text:span>: PK de la tabla calle</text:p>
      <text:p text:style-name="Standard"><text:span text:style-name="T9">idfuente: </text:span>PK de la tabla fuente que depende de quien hace la inserción</text:p>
      <text:p text:style-name="Standard"><text:span text:style-name="T9">idtipo_alias:</text:span> PK de la tabla tipo_alias</text:p>
      <text:p text:style-name="Standard"><text:span text:style-name="T9">nombre</text:span>: Nuevo nombre de calle</text:p>
      <text:p text:style-name="Standard"/>
      <text:p text:style-name="Standard">Cuidado!, las operaciones de inserción en histórico han de realizarse inmediatamente después de la modificación para no dejar inconsistente el histórico</text:p>
      <text:p text:style-name="Standard"/>
      <text:p text:style-name="Standard">Insertar en histórico:</text:p>
      <text:p text:style-name="Standard"/>
      <text:p text:style-name="P32">SELECT historico.log_calle([idcalle], [fuente], [forma_fuente], [usuario], 'UPDATE')</text:p>
      <text:p text:style-name="P23"/>
      <text:p text:style-name="P23"/>
      <text:p text:style-name="Standard"><text:span text:style-name="T9">idcalle</text:span>: PK de la tabla calle</text:p>
      <text:p text:style-name="Standard"><text:span text:style-name="T9">idfuente: </text:span>PK de la tabla fuente que depende de quien hace la inserción</text:p>
      <text:p text:style-name="Standard"><text:span text:style-name="T9">idformafuente: </text:span>PK de la tabla forma_fuente que depende de como se hace la inserción o actualización</text:p>
      <text:p text:style-name="Standard"><text:span text:style-name="T9">usuario</text:span>: Usuario que realiza la inserción. Suele ser el usuario de gvSIGOnline que la ha realizado aunque podemos introducir cualquier cadena que identifique al que lo <text:s/>hizo</text:p>
      <text:p text:style-name="P24"><text:soft-page-break/></text:p>
      <text:p text:style-name="Standard"/>
      <text:p text:style-name="Heading_20_1"><text:bookmark text:name="_a57vfa4kdf2w"/><text:s/><text:tab/>Portales: Actualización Masiva de Atributos y/o Geometría</text:p>
      <text:p text:style-name="Standard"><text:s/></text:p>
      <text:p text:style-name="Standard">Pasos para la actualización de portales:</text:p>
      <text:p text:style-name="Standard"/>
      <text:list xml:id="list80305652513939" text:continue-numbering="true" text:style-name="WWNum2">
        <text:list-item>
          <text:p text:style-name="P46">Comprobación de histórico de las tablas en que se vaya a actualizar</text:p>
        </text:list-item>
        <text:list-item>
          <text:p text:style-name="P46">Actualizar únicamente tabla portal_pk.</text:p>
        </text:list-item>
      </text:list>
      <text:p text:style-name="P28">El cp se calcula automáticamente no hace falta actualizarlo</text:p>
      <text:p text:style-name="P28">El punto se encuentra en la misma tabla en el campo "punto" de tipo Geometry.</text:p>
      <text:p text:style-name="P28">Se puede hacer el update por id o por idcalle</text:p>
      <text:p text:style-name="Standard"/>
      <text:p text:style-name="Standard">Las SQL tendrá la siguiente estructura:</text:p>
      <text:p text:style-name="Standard"/>
      <text:p text:style-name="P32">SELECT historico.log_portal_pk([idpunto], [fuente], [forma_fuente], [usuario], ‘FIRST’)</text:p>
      <text:p text:style-name="P32">UPDATE budu.portal_pk SET idcalle = [idcalle], cp = [cp], <text:s/>punto = ST_TRANSFORM(ST_GEOMFROMTEXT('POINT([lonlat])', 4326), 32721), fuente_id = [idfuente] WHERE id = [idportal]</text:p>
      <text:p text:style-name="P23"/>
      <text:p text:style-name="Standard"><text:span text:style-name="T9">lonlat: </text:span>coordenadas de la posición del portal en geográficas. Si se tiene en otro sistema de referencia modificar la consulta</text:p>
      <text:p text:style-name="Standard"><text:span text:style-name="T9">idportal</text:span>: PK de la tabla portal_pk</text:p>
      <text:p text:style-name="Standard"><text:span text:style-name="T9">idcalle</text:span>: PK de la tabla calle</text:p>
      <text:p text:style-name="Standard"><text:span text:style-name="T9">idfuente: </text:span>PK de la tabla fuente que depende de quien hace la inserción</text:p>
      <text:p text:style-name="P23"/>
      <text:p text:style-name="P23"/>
      <text:p text:style-name="Standard">Cuidado!, las operaciones de inserción en histórico han de realizarse inmediatamente después de la modificación para no dejar inconsistente el histórico</text:p>
      <text:p text:style-name="Standard"/>
      <text:p text:style-name="Standard">Insertar en histórico:</text:p>
      <text:p text:style-name="Standard"/>
      <text:p text:style-name="P32">SELECT historico.log_portal_pk([idportal], [fuente], [forma_fuente], [usuario], 'UPDATE')</text:p>
      <text:p text:style-name="Standard"/>
      <text:p text:style-name="Standard"><text:span text:style-name="T9">idfuente: </text:span>PK de la tabla fuente que depende de quien hace la inserción</text:p>
      <text:p text:style-name="Standard"><text:span text:style-name="T9">idformafuente: </text:span>PK de la tabla forma_fuente que depende de como se hace la inserción o actualización</text:p>
      <text:p text:style-name="Standard"><text:span text:style-name="T9">usuario</text:span>: Usuario que realiza la inserción. Suele ser el usuario de gvSIGOnline que la ha realizado aunque podemos introducir cualquier cadena que identifique al que lo <text:s/>hizo</text:p>
      <text:p text:style-name="Standard"/>
      <text:p text:style-name="Standard"/>
      <text:p text:style-name="Heading_20_1"><text:bookmark text:name="_hgufr1bz9gd0"/><text:soft-page-break/><text:s/><text:tab/>Portales: Reasignar Puntos a una Nueva Calle</text:p>
      <text:p text:style-name="Standard"/>
      <text:p text:style-name="Standard">Para reasignar un portal a una nueva calle seguir los siguiente pasos:</text:p>
      <text:p text:style-name="Standard"/>
      <text:list xml:id="list80305548595651" text:continue-numbering="true" text:style-name="WWNum2">
        <text:list-item>
          <text:p text:style-name="P46">Comprobación de histórico de las tablas en que se vaya a actualizar</text:p>
        </text:list-item>
        <text:list-item>
          <text:p text:style-name="P46">Actualizar portal_pk por id el punto. Si no se tiene, que será lo normal, <text:s/>hacerlo por idcalle, número y letra </text:p>
        </text:list-item>
        <text:list-item>
          <text:p text:style-name="P46">Actualizar el idcalle del portal al de la nueva calle </text:p>
        </text:list-item>
      </text:list>
      <text:p text:style-name="Standard"/>
      <text:p text:style-name="Standard"/>
      <text:p text:style-name="Standard">Las SQL tendrá la siguiente estructura:</text:p>
      <text:p text:style-name="Standard"/>
      <text:p text:style-name="P32">SELECT historico.log_portal_pk([idpunto], [fuente], [forma_fuente], [usuario], ‘FIRST’)</text:p>
      <text:p text:style-name="P32">UPDATE <text:s/>budu.portal_pk SET idcalle=[idcalle_new] WHERE idcalle=[idcalle_old] AND numero=[numero] AND letra=[letra]</text:p>
      <text:p text:style-name="P23"/>
      <text:p text:style-name="Standard"><text:span text:style-name="T9">idcalle_new: </text:span>ID de calle nuevo</text:p>
      <text:p text:style-name="Standard"><text:span text:style-name="T9">idcalle_old: </text:span>ID de calle antiguo</text:p>
      <text:p text:style-name="Standard"><text:span text:style-name="T9">numero: </text:span>Número del portal poner IS NULL si no tiene pero cuidado porque puede actualizar varios. En este caso letra puede ser S/N</text:p>
      <text:p text:style-name="Standard"><text:span text:style-name="T9">letra: </text:span>Letra del portal, poner IS NULL si no tiene</text:p>
      <text:p text:style-name="Standard"/>
      <text:p text:style-name="P28"/>
      <text:p text:style-name="Standard">Insertar en histórico:</text:p>
      <text:p text:style-name="Standard"><text:span text:style-name="T6"/></text:p>
      <text:p text:style-name="Standard"><text:span text:style-name="T6">SELECT historico.log_portal_pk([idportal], [fuente], [forma_fuente], [usuario], 'UPDATE')</text:span></text:p>
      <text:p text:style-name="P23"/>
      <text:p text:style-name="Standard"><text:span text:style-name="T9">idportal</text:span>: PK de la tabla portal_pk</text:p>
      <text:p text:style-name="Standard"><text:span text:style-name="T9">idfuente: </text:span>PK de la tabla fuente que depende de quien hace la inserción</text:p>
      <text:p text:style-name="Standard"><text:span text:style-name="T9">idformafuente: </text:span>PK de la tabla forma_fuente que depende de como se hace la inserción o actualización</text:p>
      <text:p text:style-name="Standard"><text:span text:style-name="T9">usuario</text:span>: Usuario que realiza la inserción. Suele ser el usuario de gvSIGOnline que la ha realizado aunque podemos introducir cualquier cadena que identifique al que lo <text:s/>hizo</text:p>
      <text:p text:style-name="P23"/>
      <text:p text:style-name="Standard"/>
      <text:p text:style-name="Heading_20_1"><text:bookmark text:name="_uwy5c7a4azzw"/><text:s/><text:tab/>Localidades: Agregado de localidades</text:p>
      <text:p text:style-name="Standard"/>
      <text:p text:style-name="Standard"/>
      <text:p text:style-name="P23"/>
      <text:p text:style-name="Standard"/>
      <text:p text:style-name="Heading_20_1"><text:bookmark text:name="_z0fiefc37a79"/><text:s/><text:tab/>Localidades: Actualización de localidades</text:p>
      <text:p text:style-name="Standard"/>
      <text:p text:style-name="Standard"><text:soft-page-break/></text:p>
      <text:p text:style-name="Heading_20_1"><text:bookmark text:name="_c0ok2n2cf8lc"/><text:s/><text:tab/>Códigos Postales: Agregado</text:p>
      <text:p text:style-name="Standard"/>
      <text:p text:style-name="Standard"/>
      <text:p text:style-name="Standard"/>
      <text:p text:style-name="Heading_20_1"><text:bookmark text:name="_i4z0svanxmjb"/><text:s/><text:tab/>Códigos Postales: Actualización</text:p>
      <text:p text:style-name="Standard"/>
      <text:p text:style-name="Standard"/>
      <text:p text:style-name="Standard"/>
      <text:p text:style-name="Heading_20_1"><text:bookmark text:name="_89g0yl6v7mej"/><text:s/><text:tab/>Alias: Agregado</text:p>
      <text:p text:style-name="Standard"/>
      <text:p text:style-name="Standard">CALLE</text:p>
      <text:p text:style-name="P23"/>
      <text:p text:style-name="P23">INSERT INTO budu.alias_calle (NULL, [idcalle], [nombre], [tipo_alias], [idfuente])</text:p>
      <text:p text:style-name="Standard"/>
      <text:p text:style-name="Standard"><text:span text:style-name="T9">idcalle</text:span>: PK de la tabla calle</text:p>
      <text:p text:style-name="Standard"><text:span text:style-name="T9">idfuente: </text:span>PK de la tabla fuente que depende de quien hace la inserciónç</text:p>
      <text:p text:style-name="Standard"><text:span text:style-name="T9">tipo_alias</text:span>: PK de la tabla tipo_alias</text:p>
      <text:p text:style-name="Standard"><text:span text:style-name="T9">nombre</text:span>: Alias a insertar</text:p>
      <text:p text:style-name="Standard"/>
      <text:p text:style-name="Standard">DEPARTAMENTO</text:p>
      <text:p text:style-name="Standard"/>
      <text:p text:style-name="P23">INSERT INTO budu.alias_departamento (NULL, [iddepartamento], [nombre], [tipo_alias], [idfuente])</text:p>
      <text:p text:style-name="Standard"/>
      <text:p text:style-name="Standard"><text:span text:style-name="T9">iddepartamento</text:span>: PK de la tabla departamento</text:p>
      <text:p text:style-name="Standard"><text:span text:style-name="T9">idfuente: </text:span>PK de la tabla fuente que depende de quien hace la inserciónç</text:p>
      <text:p text:style-name="Standard"><text:span text:style-name="T9">tipo_alias</text:span>: PK de la tabla tipo_alias</text:p>
      <text:p text:style-name="Standard"><text:span text:style-name="T9">nombre</text:span>: Alias a insertar</text:p>
      <text:p text:style-name="Standard"/>
      <text:p text:style-name="Standard">ENTIDAD COLECTIVA</text:p>
      <text:p text:style-name="Standard"/>
      <text:p text:style-name="P23">INSERT INTO budu.alias_entidad_colectiva (NULL, [idec], [nombre], [tipo_alias], [idfuente])</text:p>
      <text:p text:style-name="Standard"/>
      <text:p text:style-name="Standard"><text:span text:style-name="T9">idec</text:span>: PK de la tabla entidad colectiva</text:p>
      <text:p text:style-name="Standard"><text:span text:style-name="T9">idfuente: </text:span>PK de la tabla fuente que depende de quien hace la inserciónç</text:p>
      <text:p text:style-name="Standard"><text:span text:style-name="T9">tipo_alias</text:span>: PK de la tabla tipo_alias</text:p>
      <text:p text:style-name="Standard"><text:span text:style-name="T9">nombre</text:span>: Alias a insertar</text:p>
      <text:p text:style-name="Standard"/>
      <text:p text:style-name="Standard">LOCALIDAD GEO</text:p>
      <text:p text:style-name="Standard"/>
      <text:p text:style-name="Standard"><text:soft-page-break/></text:p>
      <text:p text:style-name="P23">INSERT INTO budu.alias_localidad_geo(NULL, [idlocalidad], [nombre], [tipo_alias], [idfuente])</text:p>
      <text:p text:style-name="Standard"/>
      <text:p text:style-name="Standard"><text:span text:style-name="T9">idlocalidad</text:span>: PK de la tabla localidades_no_oficiales</text:p>
      <text:p text:style-name="Standard"><text:span text:style-name="T9">idfuente: </text:span>PK de la tabla fuente que depende de quien hace la inserciónç</text:p>
      <text:p text:style-name="Standard"><text:span text:style-name="T9">tipo_alias</text:span>: PK de la tabla tipo_alias</text:p>
      <text:p text:style-name="Standard"><text:span text:style-name="T9">nombre</text:span>: Alias a insertar</text:p>
      <text:p text:style-name="Standard"/>
      <text:p text:style-name="Standard">MANZANA</text:p>
      <text:p text:style-name="Standard"/>
      <text:p text:style-name="P23">INSERT INTO budu.alias_manzana (NULL, [idmanzana], [nombre], [idfuente])</text:p>
      <text:p text:style-name="Standard"/>
      <text:p text:style-name="Standard"><text:span text:style-name="T9">idmanzana</text:span>: PK de la tabla manzana</text:p>
      <text:p text:style-name="Standard"><text:span text:style-name="T9">idfuente: </text:span>PK de la tabla fuente que depende de quien hace la inserciónç</text:p>
      <text:p text:style-name="Standard"><text:span text:style-name="T9">nombre</text:span>: Alias a insertar</text:p>
      <text:p text:style-name="Standard"/>
      <text:p text:style-name="Standard">NÚMERO PUERTA</text:p>
      <text:p text:style-name="Standard"/>
      <text:p text:style-name="P23">INSERT INTO budu.alias_numero_puerta(NULL, [idpunto], [nombre], [idfuente])</text:p>
      <text:p text:style-name="Standard"/>
      <text:p text:style-name="Standard"><text:span text:style-name="T9">idpunto</text:span>: PK de la tabla portal_pk</text:p>
      <text:p text:style-name="Standard"><text:span text:style-name="T9">idfuente: </text:span>PK de la tabla fuente que depende de quien hace la inserciónç</text:p>
      <text:p text:style-name="Standard"><text:span text:style-name="T9">nombre</text:span>: Alias a insertar</text:p>
      <text:p text:style-name="Standard"/>
      <text:p text:style-name="Standard">PUNTO NOTABLE</text:p>
      <text:p text:style-name="Standard"/>
      <text:p text:style-name="P23">INSERT INTO budu.alias_punto_notable(NULL, [idpunto_notable], [nombre], [idfuente])</text:p>
      <text:p text:style-name="Standard"/>
      <text:p text:style-name="Standard"><text:span text:style-name="T9">idpunto_notable</text:span>: PK de la tabla punto_notable</text:p>
      <text:p text:style-name="Standard"><text:span text:style-name="T9">idfuente: </text:span>PK de la tabla fuente que depende de quien hace la inserciónç</text:p>
      <text:p text:style-name="Standard"><text:span text:style-name="T9">nombre</text:span>: Alias a insertar</text:p>
      <text:p text:style-name="Standard"/>
      <text:p text:style-name="Standard">SOLARP</text:p>
      <text:p text:style-name="Standard"/>
      <text:p text:style-name="P23">INSERT INTO budu.alias_solarp(NULL, [idsolarp], [nombre], [idfuente])</text:p>
      <text:p text:style-name="Standard"/>
      <text:p text:style-name="Standard"><text:span text:style-name="T9">idsolarp</text:span>: PK de la tabla solarp</text:p>
      <text:p text:style-name="Standard"><text:span text:style-name="T9">idfuente: </text:span>PK de la tabla fuente que depende de quien hace la inserciónç</text:p>
      <text:p text:style-name="Standard"><text:span text:style-name="T9">nombre</text:span>: Alias a insertar</text:p>
      <text:p text:style-name="Standard"/>
      <text:p text:style-name="Standard">TRAMO RUTA</text:p>
      <text:p text:style-name="Standard"/>
      <text:p text:style-name="P23">INSERT INTO budu.tramo_ruta(NULL, [idtramoruta], [nombre], [idfuente])</text:p>
      <text:p text:style-name="Standard"><text:soft-page-break/></text:p>
      <text:p text:style-name="Standard"><text:span text:style-name="T9">idtramoruta</text:span>: PK de la tabla tramo_ruta</text:p>
      <text:p text:style-name="Standard"><text:span text:style-name="T9">idfuente: </text:span>PK de la tabla fuente que depende de quien hace la inserciónç</text:p>
      <text:p text:style-name="Standard"><text:span text:style-name="T9">nombre</text:span>: Alias a insertar</text:p>
      <text:p text:style-name="Standard"/>
      <text:p text:style-name="Standard"/>
      <text:p text:style-name="Heading_20_1"><text:bookmark text:name="_49ymnwizd77k"/><text:s/><text:tab/>Alias: Actualización </text:p>
      <text:p text:style-name="Standard"/>
      <text:p text:style-name="Standard"/>
      <text:p text:style-name="Standard">CALLE</text:p>
      <text:p text:style-name="P23"/>
      <text:p text:style-name="P23">UPDATE budu.alias_calle SET nombre = [nombre] WHERE id = [id]</text:p>
      <text:p text:style-name="Standard"/>
      <text:p text:style-name="Standard">DEPARTAMENTO</text:p>
      <text:p text:style-name="Standard"/>
      <text:p text:style-name="P23">UPDATE budu.alias_calle SET nombre = [nombre] WHERE id = [id]</text:p>
      <text:p text:style-name="Standard"/>
      <text:p text:style-name="Standard">ENTIDAD COLECTIVA</text:p>
      <text:p text:style-name="Standard"/>
      <text:p text:style-name="P23">UPDATE budu.alias_calle SET nombre = [nombre] WHERE id = [id]</text:p>
      <text:p text:style-name="Standard"/>
      <text:p text:style-name="Standard">LOCALIDAD GEO</text:p>
      <text:p text:style-name="Standard"/>
      <text:p text:style-name="P23">UPDATE budu.alias_calle SET nombre = [nombre] WHERE id = [id]</text:p>
      <text:p text:style-name="Standard"/>
      <text:p text:style-name="Standard">MANZANA</text:p>
      <text:p text:style-name="Standard"/>
      <text:p text:style-name="P23">UPDATE budu.alias_calle SET nombre = [nombre] WHERE id = [id]</text:p>
      <text:p text:style-name="P23"/>
      <text:p text:style-name="Standard">NÚMERO PUERTA</text:p>
      <text:p text:style-name="Standard"/>
      <text:p text:style-name="P23">UPDATE budu.alias_calle SET nombre = [nombre] WHERE id = [id]</text:p>
      <text:p text:style-name="Standard"/>
      <text:p text:style-name="Standard">PUNTO NOTABLE</text:p>
      <text:p text:style-name="Standard"/>
      <text:p text:style-name="P23">UPDATE budu.alias_calle SET nombre = [nombre] WHERE id = [id]</text:p>
      <text:p text:style-name="Standard"/>
      <text:p text:style-name="Standard">SOLARP</text:p>
      <text:p text:style-name="Standard"/>
      <text:p text:style-name="P23">UPDATE budu.alias_calle SET nombre = [nombre] WHERE id = [id]</text:p>
      <text:p text:style-name="Standard"/>
      <text:p text:style-name="Standard">TRAMO RUTA</text:p>
      <text:p text:style-name="Standard"/>
      <text:p text:style-name="P23">UPDATE budu.alias_calle SET nombre = [nombre] WHERE id = [id]</text:p>
      <text:p text:style-name="Standard"/>
      <text:p text:style-name="Standard"/>
      <text:p text:style-name="Standard"><text:soft-page-break/></text:p>
      <text:p text:style-name="Standard"><text:span text:style-name="T9">id</text:span>: ID del alias a actualizar</text:p>
      <text:p text:style-name="Standard"><text:span text:style-name="T9">nombre</text:span>: Alias a insertar</text:p>
      <text:p text:style-name="Standard"/>
      <text:p text:style-name="Heading_20_1"><text:bookmark text:name="_wl421g1usbh4"/><text:s/><text:tab/>Sinónimos: Agregado</text:p>
      <text:p text:style-name="Standard"/>
      <text:p text:style-name="Standard"/>
      <text:p text:style-name="Standard"/>
      <text:p text:style-name="Heading_20_1"><text:bookmark text:name="_499ew5stsxot"/><text:s/><text:tab/>Sinónimos: Actualización</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Roboto" fo:font-size="12pt" fo:language="es" fo:country="ES" style:letter-kerning="false" style:font-name-asian="Roboto1" style:font-size-asian="12pt" style:language-asian="zh" style:country-asian="CN" style:font-name-complex="Roboto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Roboto" fo:font-size="12pt" fo:language="es" fo:country="ES" style:letter-kerning="false" style:font-name-asian="Roboto1" style:font-size-asian="12pt" style:language-asian="zh" style:country-asian="CN" style:font-name-complex="Roboto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eeeeee"/>
      <style:paragraph-properties fo:margin-left="0.762cm" fo:margin-right="0cm" fo:margin-top="0.423cm" fo:margin-bottom="0.212cm" loext:contextual-spacing="false" fo:line-height="100%" fo:text-align="start" style:justify-single-word="false" fo:keep-together="auto" fo:orphans="2" fo:widows="2" fo:text-indent="-0.762cm" style:auto-text-indent="false" fo:background-color="#eeeeee" fo:padding="0cm" fo:border="none" fo:keep-with-next="always"/>
      <style:text-properties fo:font-variant="normal" fo:text-transform="none" fo:color="#333333" style:text-line-through-style="none" style:text-line-through-type="none" style:text-position="0% 100%" style:font-name="Roboto" fo:font-family="Roboto" style:font-family-generic="roman" style:font-pitch="variable" fo:font-size="14pt" fo:font-style="normal" style:text-underline-style="none" fo:font-weight="bold" style:font-name-asian="Roboto1" style:font-family-asian="Roboto" style:font-family-generic-asian="system" style:font-pitch-asian="variable" style:font-size-asian="14pt" style:font-style-asian="normal" style:font-weight-asian="bold" style:font-name-complex="Roboto1" style:font-family-complex="Roboto"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1.016cm" fo:margin-right="0cm" fo:margin-top="0.423cm" fo:margin-bottom="0.212cm" loext:contextual-spacing="false" fo:line-height="100%" fo:text-align="start" style:justify-single-word="false" fo:keep-together="auto" fo:orphans="2" fo:widows="2" fo:text-indent="-1.016cm" style:auto-text-indent="false" fo:padding="0cm"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2pt" fo:font-style="italic" style:text-underline-style="none" fo:font-weight="bold" style:font-name-asian="Roboto1" style:font-family-asian="Roboto" style:font-family-generic-asian="system" style:font-pitch-asian="variable" style:font-size-asian="12pt" style:font-style-asian="italic" style:font-weight-asian="bold" style:font-name-complex="Roboto1" style:font-family-complex="Roboto"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1.27cm" fo:margin-right="0cm" fo:margin-top="0.423cm" fo:margin-bottom="0.212cm" loext:contextual-spacing="false" fo:line-height="100%" fo:text-align="start" style:justify-single-word="false" fo:keep-together="auto" fo:orphans="2" fo:widows="2" fo:text-indent="-1.27cm" style:auto-text-indent="false" fo:padding="0cm"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2pt" fo:font-style="normal" style:text-underline-style="none" fo:font-weight="bold" style:font-name-asian="Roboto1" style:font-family-asian="Roboto" style:font-family-generic-asian="system" style:font-pitch-asian="variable" style:font-size-asian="12pt" style:font-style-asian="normal" style:font-weight-asian="bold" style:font-name-complex="Roboto1" style:font-family-complex="Roboto"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2pt" fo:font-style="normal" style:text-underline-style="none" fo:font-weight="bold" style:font-name-asian="Roboto1" style:font-family-asian="Roboto" style:font-family-generic-asian="system" style:font-pitch-asian="variable" style:font-size-asian="12pt" style:font-style-asian="normal" style:font-weight-asian="bold" style:font-name-complex="Roboto1" style:font-family-complex="Roboto"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1pt" fo:font-style="normal" style:text-underline-style="none" fo:font-weight="bold" style:font-name-asian="Roboto1" style:font-family-asian="Roboto" style:font-family-generic-asian="system" style:font-pitch-asian="variable" style:font-size-asian="11pt" style:font-style-asian="normal" style:font-weight-asian="bold" style:font-name-complex="Roboto1" style:font-family-complex="Roboto"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0pt" fo:font-style="normal" style:text-underline-style="none" fo:font-weight="bold" style:font-name-asian="Roboto1" style:font-family-asian="Roboto" style:font-family-generic-asian="system" style:font-pitch-asian="variable" style:font-size-asian="10pt" style:font-style-asian="normal" style:font-weight-asian="bold" style:font-name-complex="Roboto1" style:font-family-complex="Roboto"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423cm" fo:margin-bottom="0.212cm" loext:contextual-spacing="false" fo:line-height="100%" fo:text-align="center" style:justify-single-word="false" fo:keep-together="auto" fo:orphans="2" fo:widows="2" fo:text-indent="0cm" style:auto-text-indent="false" fo:padding="0cm"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28pt" fo:font-style="normal" style:text-underline-style="none" fo:font-weight="bold" style:font-name-asian="Roboto1" style:font-family-asian="Roboto" style:font-family-generic-asian="system" style:font-pitch-asian="variable" style:font-size-asian="28pt" style:font-style-asian="normal" style:font-weight-asian="bold" style:font-name-complex="Roboto1" style:font-family-complex="Roboto"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106cm" fo:margin-bottom="0.212cm" loext:contextual-spacing="false" fo:line-height="100%" fo:text-align="center" style:justify-single-word="false" fo:keep-together="auto" fo:orphans="2" fo:widows="2" fo:text-indent="0cm" style:auto-text-indent="false" fo:padding="0cm"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8pt" fo:font-style="normal" style:text-underline-style="none" fo:font-weight="normal" style:font-name-asian="Roboto1" style:font-family-asian="Roboto" style:font-family-generic-asian="system" style:font-pitch-asian="variable" style:font-size-asian="18pt" style:font-style-asian="normal" style:font-weight-asian="normal" style:font-name-complex="Roboto1" style:font-family-complex="Roboto" style:font-family-generic-complex="system" style:font-pitch-complex="variable" style:font-size-complex="18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000080" fo:font-size="10pt" style:text-underline-style="solid" style:text-underline-width="auto" style:text-underline-color="font-color"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ab-stops>
          <style:tab-stop style:position="8.498cm" style:type="center"/>
          <style:tab-stop style:position="16.999cm" style:type="right"/>
        </style:tab-stops>
      </style:paragraph-properties>
      <style:text-properties fo:font-variant="normal" fo:text-transform="none" fo:color="#000000" style:text-line-through-style="none" style:text-line-through-type="none" style:text-position="0% 100%" style:font-name="Roboto" fo:font-size="10pt" fo:font-style="normal" style:text-underline-style="none" fo:font-weight="normal" style:font-name-asian="Roboto1" style:font-size-asian="10pt" style:font-style-asian="normal" style:font-weight-asian="normal" style:font-name-complex="Roboto1" style:font-size-complex="10pt"/>
    </style:style>
    <style:style style:name="MP2" style:family="paragraph" style:parent-style-name="Standard">
      <style:paragraph-properties fo:margin-left="0cm" fo:margin-right="0cm" fo:margin-top="0cm" fo:margin-bottom="0cm" loext:contextual-spacing="false" fo:line-height="100%" fo:text-align="end" style:justify-single-word="false" fo:keep-together="auto" fo:orphans="0" fo:widows="0" fo:text-indent="0cm" style:auto-text-indent="false" fo:keep-with-next="auto">
        <style:tab-stops>
          <style:tab-stop style:position="8.498cm" style:type="center"/>
          <style:tab-stop style:position="16.999cm" style:type="right"/>
        </style:tab-stops>
      </style:paragraph-properties>
    </style:style>
    <style:style style:name="MP3"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Roboto" fo:font-size="12pt" fo:font-style="normal" style:text-underline-style="none" fo:font-weight="normal" style:font-name-asian="Roboto1" style:font-size-asian="12pt" style:font-style-asian="normal" style:font-weight-asian="normal" style:font-name-complex="Roboto1" style:font-size-complex="12pt"/>
    </style:style>
    <style:style style:name="MT1"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M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381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01cm" fo:margin-left="0cm" fo:margin-right="0cm" fo:margin-bottom="0.803cm" style:dynamic-spacing="true"/>
      </style:header-style>
      <style:footer-style>
        <style:header-footer-properties fo:min-height="0.982cm" fo:margin-left="0cm" fo:margin-right="0cm" fo:margin-top="0.884cm" style:dynamic-spacing="true"/>
      </style:footer-style>
    </style:page-layout>
  </office:automatic-styles>
  <office:master-styles>
    <style:master-page style:name="Standard" style:page-layout-name="Mpm1">
      <style:header>
        <text:p text:style-name="MP1"><draw:frame draw:style-name="Mfr1" draw:name="image2.png" text:anchor-type="char" svg:x="11.518cm" svg:y="-0.7cm" svg:width="5.48cm" svg:height="1.51cm" draw:z-index="25"><draw:image xlink:href="Pictures/10000201000000CF00000039B560053101BAB5AB.png" xlink:type="simple" xlink:show="embed" xlink:actuate="onLoad" loext:mime-type="image/png"/></draw:frame><draw:frame draw:style-name="Mfr1" draw:name="image1.png" text:anchor-type="char" svg:x="-0.344cm" svg:y="-0.831cm" svg:width="3.621cm" svg:height="1.651cm" draw:z-index="12"><draw:image xlink:href="Pictures/10000201000000E20000006713F0E1C87680AF37.png" xlink:type="simple" xlink:show="embed" xlink:actuate="onLoad" loext:mime-type="image/png"/></draw:frame></text:p>
      </style:header>
      <style:footer>
        <text:p text:style-name="MP2"><text:span text:style-name="MT1"><text:tab/> <text:s/>Página </text:span><text:page-number text:select-page="current">13</text:page-number><text:span text:style-name="MT1"><text:s/>de </text:span><text:page-count>13</text:page-count></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7-02T08:03:04.986265185</dc:date>
    <meta:editing-duration>PT2M3S</meta:editing-duration>
    <meta:editing-cycles>1</meta:editing-cycles>
    <meta:document-statistic meta:table-count="2" meta:image-count="2" meta:object-count="0" meta:page-count="13" meta:paragraph-count="253" meta:word-count="2128" meta:character-count="14611" meta:non-whitespace-character-count="12697"/>
  </office:meta>
</office:document-meta>
</file>